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85a1" officeooo:paragraph-rsid="001185a1"/>
    </style:style>
    <style:style style:name="T1" style:family="text">
      <style:text-properties officeooo:rsid="001185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Класс PostsController является контроллером для постов. Он содержит методы для выполнения различных действий над постами, такие как index, show, create, update и destroy.</text:p>
      <text:p text:style-name="Standard"/>
      <text:p text:style-name="Standard">Класс Router отвечает за управление маршрутами и связывает контроллеры с соответствующими действиями. Он содержит метод init, который инициализирует маршруты для каждого ресурса. В данном случае используется только один ресурс — "посты".</text:p>
      <text:p text:style-name="Standard"/>
      <text:p text:style-name="Standard">Для создания маршрутов используется метод resources, который принимает класс контроллера и ключевое слово для ресурса. В данном случае ключевое слово - "posts". Для каждого действия контроллера создаются методы, которые связываются с соответствующими действиями в контроллере.</text:p>
      <text:p text:style-name="Standard"/>
      <text:p text:style-name="Standard">Метод connection в модуле Resource отвечает за установление соединения с роутером и выполнение действий с ресурсами. Внутри цикла пользователю предлагается выбрать HTTP-глагол (GET, POST, PUT или DELETE) и соответствующее действие (index или show). В зависимости от выбора, вызывается соответствующий метод в контроллере.</text:p>
      <text:p text:style-name="Standard"/>
      <text:p text:style-name="Standard">Если пользователь вводит неправильную команду, программа сообщает об ошибке и предлагает исправить команду.</text:p>
      <text:p text:style-name="Standard"/>
      <text:p text:style-name="P1">Процесс работы программы:</text:p>
      <text:p text:style-name="P1"/>
      <text:p text:style-name="P1">Работа программы начинается с создания экземпляра класса Router. Затем вызывается метод init, который инициализирует маршруты для ресурсов. Пользователю предлагается выбрать ресурс, с которым он хочет взаимодействовать. После выбора ресурса пользователь может выполнять различные действия с помощью команд HTTP-глагола и команды действия. Если пользователь вводит "q", программа завершается. В конце выводится сообщение о завершении программы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4:49:47.257400182</meta:creation-date>
    <dc:date>2023-08-01T15:07:52.094920784</dc:date>
    <meta:editing-duration>PT18M5S</meta:editing-duration>
    <meta:editing-cycles>1</meta:editing-cycles>
    <meta:document-statistic meta:table-count="0" meta:image-count="0" meta:object-count="0" meta:page-count="1" meta:paragraph-count="7" meta:word-count="200" meta:character-count="1579" meta:non-whitespace-character-count="1385"/>
    <meta:generator>LibreOffice/7.3.7.2$Linux_X86_64 LibreOffice_project/30$Build-2</meta:generator>
  </office:meta>
</office:document-meta>
</file>